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8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222.84mm" svg:height="155.72mm" svg:x="138.42mm" svg:y="21.97mm">
            <draw:object draw:notify-on-update-of-ranges="Hoja1.A2:Hoja1.A54 Hoja1.A2:Hoja1.A54 Hoja1.B1:Hoja1.B1 Hoja1.B2:Hoja1.B54 Hoja1.A2:Hoja1.A54 Hoja1.C1:Hoja1.C1 Hoja1.C2:Hoja1.C54 Hoja1.A2:Hoja1.A54 Hoja1.D1:Hoja1.D1 Hoja1.D2:Hoja1.D54 Hoja1.A2:Hoja1.A54 Hoja1.E1:Hoja1.E1 Hoja1.E2:Hoja1.E5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4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Num. Iters.</text:p>
          </table:table-cell>
          <table:table-cell office:value-type="string" calcext:value-type="string">
            <text:p>1 thread</text:p>
          </table:table-cell>
          <table:table-cell office:value-type="string" calcext:value-type="string">
            <text:p>4 threads</text:p>
          </table:table-cell>
          <table:table-cell office:value-type="string" calcext:value-type="string">
            <text:p>8 threads</text:p>
          </table:table-cell>
          <table:table-cell office:value-type="string" calcext:value-type="string">
            <text:p>12 threads</text:p>
          </table:table-cell>
          <table:table-cell office:value-type="string" calcext:value-type="string">
            <text:p>Ganancia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19827" calcext:value-type="float">
            <text:p>1,9827E-05</text:p>
          </table:table-cell>
          <table:table-cell office:value-type="float" office:value="0.000008802" calcext:value-type="float">
            <text:p>8,802E-06</text:p>
          </table:table-cell>
          <table:table-cell office:value-type="float" office:value="0.0000122" calcext:value-type="float">
            <text:p>1,22E-05</text:p>
          </table:table-cell>
          <table:table-cell office:value-type="float" office:value="0.000011195" calcext:value-type="float">
            <text:p>1,1195E-05</text:p>
          </table:table-cell>
          <table:table-cell table:formula="of:=([.B2]/[.E2])" office:value-type="float" office:value="1.77105850826262" calcext:value-type="float">
            <text:p>1,77105850826262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001631998" calcext:value-type="float">
            <text:p>0,001631998</text:p>
          </table:table-cell>
          <table:table-cell office:value-type="float" office:value="0.000544793" calcext:value-type="float">
            <text:p>0,000544793</text:p>
          </table:table-cell>
          <table:table-cell office:value-type="float" office:value="0.000298398" calcext:value-type="float">
            <text:p>0,000298398</text:p>
          </table:table-cell>
          <table:table-cell office:value-type="float" office:value="0.000335108" calcext:value-type="float">
            <text:p>0,000335108</text:p>
          </table:table-cell>
          <table:table-cell table:formula="of:=([.B3]/[.E3])" office:value-type="float" office:value="4.87006576984136" calcext:value-type="float">
            <text:p>4,87006576984136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0.00650961" calcext:value-type="float">
            <text:p>0,00650961</text:p>
          </table:table-cell>
          <table:table-cell office:value-type="float" office:value="0.002942592" calcext:value-type="float">
            <text:p>0,002942592</text:p>
          </table:table-cell>
          <table:table-cell office:value-type="float" office:value="0.002252813" calcext:value-type="float">
            <text:p>0,002252813</text:p>
          </table:table-cell>
          <table:table-cell office:value-type="float" office:value="0.002780065" calcext:value-type="float">
            <text:p>0,002780065</text:p>
          </table:table-cell>
          <table:table-cell table:formula="of:=([.B4]/[.E4])" office:value-type="float" office:value="2.34153158289464" calcext:value-type="float">
            <text:p>2,3415315828946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0.014301687" calcext:value-type="float">
            <text:p>0,014301687</text:p>
          </table:table-cell>
          <table:table-cell office:value-type="float" office:value="0.004961214" calcext:value-type="float">
            <text:p>0,004961214</text:p>
          </table:table-cell>
          <table:table-cell office:value-type="float" office:value="0.004510639" calcext:value-type="float">
            <text:p>0,004510639</text:p>
          </table:table-cell>
          <table:table-cell office:value-type="float" office:value="0.004545248" calcext:value-type="float">
            <text:p>0,004545248</text:p>
          </table:table-cell>
          <table:table-cell table:formula="of:=([.B5]/[.E5])" office:value-type="float" office:value="3.1465141176015" calcext:value-type="float">
            <text:p>3,1465141176015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0.024644529" calcext:value-type="float">
            <text:p>0,024644529</text:p>
          </table:table-cell>
          <table:table-cell office:value-type="float" office:value="0.007870479" calcext:value-type="float">
            <text:p>0,007870479</text:p>
          </table:table-cell>
          <table:table-cell office:value-type="float" office:value="0.00601049" calcext:value-type="float">
            <text:p>0,00601049</text:p>
          </table:table-cell>
          <table:table-cell office:value-type="float" office:value="0.007583793" calcext:value-type="float">
            <text:p>0,007583793</text:p>
          </table:table-cell>
          <table:table-cell table:formula="of:=([.B6]/[.E6])" office:value-type="float" office:value="3.24963102236572" calcext:value-type="float">
            <text:p>3,24963102236572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0.037462707" calcext:value-type="float">
            <text:p>0,037462707</text:p>
          </table:table-cell>
          <table:table-cell office:value-type="float" office:value="0.011996274" calcext:value-type="float">
            <text:p>0,011996274</text:p>
          </table:table-cell>
          <table:table-cell office:value-type="float" office:value="0.008884105" calcext:value-type="float">
            <text:p>0,008884105</text:p>
          </table:table-cell>
          <table:table-cell office:value-type="float" office:value="0.010060482" calcext:value-type="float">
            <text:p>0,010060482</text:p>
          </table:table-cell>
          <table:table-cell table:formula="of:=([.B7]/[.E7])" office:value-type="float" office:value="3.72374872297371" calcext:value-type="float">
            <text:p>3,72374872297371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0.059024159" calcext:value-type="float">
            <text:p>0,059024159</text:p>
          </table:table-cell>
          <table:table-cell office:value-type="float" office:value="0.016336082" calcext:value-type="float">
            <text:p>0,016336082</text:p>
          </table:table-cell>
          <table:table-cell office:value-type="float" office:value="0.012430357" calcext:value-type="float">
            <text:p>0,012430357</text:p>
          </table:table-cell>
          <table:table-cell office:value-type="float" office:value="0.011166476" calcext:value-type="float">
            <text:p>0,011166476</text:p>
          </table:table-cell>
          <table:table-cell table:formula="of:=([.B8]/[.E8])" office:value-type="float" office:value="5.28583583576412" calcext:value-type="float">
            <text:p>5,28583583576412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0.07903693" calcext:value-type="float">
            <text:p>0,07903693</text:p>
          </table:table-cell>
          <table:table-cell office:value-type="float" office:value="0.021646168" calcext:value-type="float">
            <text:p>0,021646168</text:p>
          </table:table-cell>
          <table:table-cell office:value-type="float" office:value="0.01680379" calcext:value-type="float">
            <text:p>0,01680379</text:p>
          </table:table-cell>
          <table:table-cell office:value-type="float" office:value="0.014856072" calcext:value-type="float">
            <text:p>0,014856072</text:p>
          </table:table-cell>
          <table:table-cell table:formula="of:=([.B9]/[.E9])" office:value-type="float" office:value="5.32017682736056" calcext:value-type="float">
            <text:p>5,32017682736056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0.096973809" calcext:value-type="float">
            <text:p>0,096973809</text:p>
          </table:table-cell>
          <table:table-cell office:value-type="float" office:value="0.028790815" calcext:value-type="float">
            <text:p>0,028790815</text:p>
          </table:table-cell>
          <table:table-cell office:value-type="float" office:value="0.020595698" calcext:value-type="float">
            <text:p>0,020595698</text:p>
          </table:table-cell>
          <table:table-cell office:value-type="float" office:value="0.025475603" calcext:value-type="float">
            <text:p>0,025475603</text:p>
          </table:table-cell>
          <table:table-cell table:formula="of:=([.B10]/[.E10])" office:value-type="float" office:value="3.80653635558695" calcext:value-type="float">
            <text:p>3,80653635558695</text:p>
          </table:table-cell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0.122577221" calcext:value-type="float">
            <text:p>0,122577221</text:p>
          </table:table-cell>
          <table:table-cell office:value-type="float" office:value="0.037305551" calcext:value-type="float">
            <text:p>0,037305551</text:p>
          </table:table-cell>
          <table:table-cell office:value-type="float" office:value="0.025507307" calcext:value-type="float">
            <text:p>0,025507307</text:p>
          </table:table-cell>
          <table:table-cell office:value-type="float" office:value="0.023785713" calcext:value-type="float">
            <text:p>0,023785713</text:p>
          </table:table-cell>
          <table:table-cell table:formula="of:=([.B11]/[.E11])" office:value-type="float" office:value="5.15339695724068" calcext:value-type="float">
            <text:p>5,15339695724068</text:p>
          </table:table-cell>
        </table:table-row>
        <table:table-row table:style-name="ro1">
          <table:table-cell office:value-type="float" office:value="10100" calcext:value-type="float">
            <text:p>10100</text:p>
          </table:table-cell>
          <table:table-cell office:value-type="float" office:value="0.147026169" calcext:value-type="float">
            <text:p>0,147026169</text:p>
          </table:table-cell>
          <table:table-cell office:value-type="float" office:value="0.043824307" calcext:value-type="float">
            <text:p>0,043824307</text:p>
          </table:table-cell>
          <table:table-cell office:value-type="float" office:value="0.032901307" calcext:value-type="float">
            <text:p>0,032901307</text:p>
          </table:table-cell>
          <table:table-cell office:value-type="float" office:value="0.028778336" calcext:value-type="float">
            <text:p>0,028778336</text:p>
          </table:table-cell>
          <table:table-cell table:formula="of:=([.B12]/[.E12])" office:value-type="float" office:value="5.10891835441771" calcext:value-type="float">
            <text:p>5,10891835441771</text:p>
          </table:table-cell>
        </table:table-row>
        <table:table-row table:style-name="ro1">
          <table:table-cell office:value-type="float" office:value="11100" calcext:value-type="float">
            <text:p>11100</text:p>
          </table:table-cell>
          <table:table-cell office:value-type="float" office:value="0.177458841" calcext:value-type="float">
            <text:p>0,177458841</text:p>
          </table:table-cell>
          <table:table-cell office:value-type="float" office:value="0.052270488" calcext:value-type="float">
            <text:p>0,052270488</text:p>
          </table:table-cell>
          <table:table-cell office:value-type="float" office:value="0.03953685" calcext:value-type="float">
            <text:p>0,03953685</text:p>
          </table:table-cell>
          <table:table-cell office:value-type="float" office:value="0.035067653" calcext:value-type="float">
            <text:p>0,035067653</text:p>
          </table:table-cell>
          <table:table-cell table:formula="of:=([.B13]/[.E13])" office:value-type="float" office:value="5.06047099872923" calcext:value-type="float">
            <text:p>5,06047099872923</text:p>
          </table:table-cell>
        </table:table-row>
        <table:table-row table:style-name="ro1">
          <table:table-cell office:value-type="float" office:value="12100" calcext:value-type="float">
            <text:p>12100</text:p>
          </table:table-cell>
          <table:table-cell office:value-type="float" office:value="0.210826164" calcext:value-type="float">
            <text:p>0,210826164</text:p>
          </table:table-cell>
          <table:table-cell office:value-type="float" office:value="0.063027689" calcext:value-type="float">
            <text:p>0,063027689</text:p>
          </table:table-cell>
          <table:table-cell office:value-type="float" office:value="0.046165114" calcext:value-type="float">
            <text:p>0,046165114</text:p>
          </table:table-cell>
          <table:table-cell office:value-type="float" office:value="0.040990606" calcext:value-type="float">
            <text:p>0,040990606</text:p>
          </table:table-cell>
          <table:table-cell table:formula="of:=([.B14]/[.E14])" office:value-type="float" office:value="5.14327999932472" calcext:value-type="float">
            <text:p>5,14327999932472</text:p>
          </table:table-cell>
        </table:table-row>
        <table:table-row table:style-name="ro1">
          <table:table-cell office:value-type="float" office:value="13100" calcext:value-type="float">
            <text:p>13100</text:p>
          </table:table-cell>
          <table:table-cell office:value-type="float" office:value="0.247144891" calcext:value-type="float">
            <text:p>0,247144891</text:p>
          </table:table-cell>
          <table:table-cell office:value-type="float" office:value="0.077037045" calcext:value-type="float">
            <text:p>0,077037045</text:p>
          </table:table-cell>
          <table:table-cell office:value-type="float" office:value="0.052356656" calcext:value-type="float">
            <text:p>0,052356656</text:p>
          </table:table-cell>
          <table:table-cell office:value-type="float" office:value="0.049474272" calcext:value-type="float">
            <text:p>0,049474272</text:p>
          </table:table-cell>
          <table:table-cell table:formula="of:=([.B15]/[.E15])" office:value-type="float" office:value="4.9954224894911" calcext:value-type="float">
            <text:p>4,9954224894911</text:p>
          </table:table-cell>
        </table:table-row>
        <table:table-row table:style-name="ro1">
          <table:table-cell office:value-type="float" office:value="14100" calcext:value-type="float">
            <text:p>14100</text:p>
          </table:table-cell>
          <table:table-cell office:value-type="float" office:value="0.284781855" calcext:value-type="float">
            <text:p>0,284781855</text:p>
          </table:table-cell>
          <table:table-cell office:value-type="float" office:value="0.089545576" calcext:value-type="float">
            <text:p>0,089545576</text:p>
          </table:table-cell>
          <table:table-cell office:value-type="float" office:value="0.065296524" calcext:value-type="float">
            <text:p>0,065296524</text:p>
          </table:table-cell>
          <table:table-cell office:value-type="float" office:value="0.078646403" calcext:value-type="float">
            <text:p>0,078646403</text:p>
          </table:table-cell>
          <table:table-cell table:formula="of:=([.B16]/[.E16])" office:value-type="float" office:value="3.62104106655711" calcext:value-type="float">
            <text:p>3,62104106655711</text:p>
          </table:table-cell>
        </table:table-row>
        <table:table-row table:style-name="ro1">
          <table:table-cell office:value-type="float" office:value="15100" calcext:value-type="float">
            <text:p>15100</text:p>
          </table:table-cell>
          <table:table-cell office:value-type="float" office:value="0.328544706" calcext:value-type="float">
            <text:p>0,328544706</text:p>
          </table:table-cell>
          <table:table-cell office:value-type="float" office:value="0.094522516" calcext:value-type="float">
            <text:p>0,094522516</text:p>
          </table:table-cell>
          <table:table-cell office:value-type="float" office:value="0.073831677" calcext:value-type="float">
            <text:p>0,073831677</text:p>
          </table:table-cell>
          <table:table-cell office:value-type="float" office:value="0.067141216" calcext:value-type="float">
            <text:p>0,067141216</text:p>
          </table:table-cell>
          <table:table-cell table:formula="of:=([.B17]/[.E17])" office:value-type="float" office:value="4.89333863122169" calcext:value-type="float">
            <text:p>4,89333863122169</text:p>
          </table:table-cell>
        </table:table-row>
        <table:table-row table:style-name="ro1">
          <table:table-cell office:value-type="float" office:value="16100" calcext:value-type="float">
            <text:p>16100</text:p>
          </table:table-cell>
          <table:table-cell office:value-type="float" office:value="0.373252993" calcext:value-type="float">
            <text:p>0,373252993</text:p>
          </table:table-cell>
          <table:table-cell office:value-type="float" office:value="0.137821275" calcext:value-type="float">
            <text:p>0,137821275</text:p>
          </table:table-cell>
          <table:table-cell office:value-type="float" office:value="0.083358765" calcext:value-type="float">
            <text:p>0,083358765</text:p>
          </table:table-cell>
          <table:table-cell office:value-type="float" office:value="0.07737072" calcext:value-type="float">
            <text:p>0,07737072</text:p>
          </table:table-cell>
          <table:table-cell table:formula="of:=([.B18]/[.E18])" office:value-type="float" office:value="4.82421506482039" calcext:value-type="float">
            <text:p>4,82421506482039</text:p>
          </table:table-cell>
        </table:table-row>
        <table:table-row table:style-name="ro1">
          <table:table-cell office:value-type="float" office:value="17100" calcext:value-type="float">
            <text:p>17100</text:p>
          </table:table-cell>
          <table:table-cell office:value-type="float" office:value="0.430888427" calcext:value-type="float">
            <text:p>0,430888427</text:p>
          </table:table-cell>
          <table:table-cell office:value-type="float" office:value="0.216992904" calcext:value-type="float">
            <text:p>0,216992904</text:p>
          </table:table-cell>
          <table:table-cell office:value-type="float" office:value="0.112522005" calcext:value-type="float">
            <text:p>0,112522005</text:p>
          </table:table-cell>
          <table:table-cell office:value-type="float" office:value="0.08966078" calcext:value-type="float">
            <text:p>0,08966078</text:p>
          </table:table-cell>
          <table:table-cell table:formula="of:=([.B19]/[.E19])" office:value-type="float" office:value="4.8057626422612" calcext:value-type="float">
            <text:p>4,8057626422612</text:p>
          </table:table-cell>
        </table:table-row>
        <table:table-row table:style-name="ro1">
          <table:table-cell office:value-type="float" office:value="18100" calcext:value-type="float">
            <text:p>18100</text:p>
          </table:table-cell>
          <table:table-cell office:value-type="float" office:value="0.471477893" calcext:value-type="float">
            <text:p>0,471477893</text:p>
          </table:table-cell>
          <table:table-cell office:value-type="float" office:value="0.227467554" calcext:value-type="float">
            <text:p>0,227467554</text:p>
          </table:table-cell>
          <table:table-cell office:value-type="float" office:value="0.110818009" calcext:value-type="float">
            <text:p>0,110818009</text:p>
          </table:table-cell>
          <table:table-cell office:value-type="float" office:value="0.101181992" calcext:value-type="float">
            <text:p>0,101181992</text:p>
          </table:table-cell>
          <table:table-cell table:formula="of:=([.B20]/[.E20])" office:value-type="float" office:value="4.65970162951526" calcext:value-type="float">
            <text:p>4,65970162951526</text:p>
          </table:table-cell>
        </table:table-row>
        <table:table-row table:style-name="ro1">
          <table:table-cell office:value-type="float" office:value="19100" calcext:value-type="float">
            <text:p>19100</text:p>
          </table:table-cell>
          <table:table-cell office:value-type="float" office:value="0.52107242" calcext:value-type="float">
            <text:p>0,52107242</text:p>
          </table:table-cell>
          <table:table-cell office:value-type="float" office:value="0.169701971" calcext:value-type="float">
            <text:p>0,169701971</text:p>
          </table:table-cell>
          <table:table-cell office:value-type="float" office:value="0.129432079" calcext:value-type="float">
            <text:p>0,129432079</text:p>
          </table:table-cell>
          <table:table-cell office:value-type="float" office:value="0.114428427" calcext:value-type="float">
            <text:p>0,114428427</text:p>
          </table:table-cell>
          <table:table-cell table:formula="of:=([.B21]/[.E21])" office:value-type="float" office:value="4.55369730809985" calcext:value-type="float">
            <text:p>4,55369730809985</text:p>
          </table:table-cell>
        </table:table-row>
        <table:table-row table:style-name="ro1">
          <table:table-cell office:value-type="float" office:value="20100" calcext:value-type="float">
            <text:p>20100</text:p>
          </table:table-cell>
          <table:table-cell office:value-type="float" office:value="0.551361899" calcext:value-type="float">
            <text:p>0,551361899</text:p>
          </table:table-cell>
          <table:table-cell office:value-type="float" office:value="0.192161942" calcext:value-type="float">
            <text:p>0,192161942</text:p>
          </table:table-cell>
          <table:table-cell office:value-type="float" office:value="0.141707971" calcext:value-type="float">
            <text:p>0,141707971</text:p>
          </table:table-cell>
          <table:table-cell office:value-type="float" office:value="0.126734266" calcext:value-type="float">
            <text:p>0,126734266</text:p>
          </table:table-cell>
          <table:table-cell table:formula="of:=([.B22]/[.E22])" office:value-type="float" office:value="4.35053530826462" calcext:value-type="float">
            <text:p>4,35053530826462</text:p>
          </table:table-cell>
        </table:table-row>
        <table:table-row table:style-name="ro1">
          <table:table-cell office:value-type="float" office:value="21100" calcext:value-type="float">
            <text:p>21100</text:p>
          </table:table-cell>
          <table:table-cell office:value-type="float" office:value="0.582103726" calcext:value-type="float">
            <text:p>0,582103726</text:p>
          </table:table-cell>
          <table:table-cell office:value-type="float" office:value="0.208826415" calcext:value-type="float">
            <text:p>0,208826415</text:p>
          </table:table-cell>
          <table:table-cell office:value-type="float" office:value="0.149478916" calcext:value-type="float">
            <text:p>0,149478916</text:p>
          </table:table-cell>
          <table:table-cell office:value-type="float" office:value="0.140207686" calcext:value-type="float">
            <text:p>0,140207686</text:p>
          </table:table-cell>
          <table:table-cell table:formula="of:=([.B23]/[.E23])" office:value-type="float" office:value="4.15172479203458" calcext:value-type="float">
            <text:p>4,15172479203458</text:p>
          </table:table-cell>
        </table:table-row>
        <table:table-row table:style-name="ro1">
          <table:table-cell office:value-type="float" office:value="22100" calcext:value-type="float">
            <text:p>22100</text:p>
          </table:table-cell>
          <table:table-cell office:value-type="float" office:value="0.628918464" calcext:value-type="float">
            <text:p>0,628918464</text:p>
          </table:table-cell>
          <table:table-cell office:value-type="float" office:value="0.297372648" calcext:value-type="float">
            <text:p>0,297372648</text:p>
          </table:table-cell>
          <table:table-cell office:value-type="float" office:value="0.175485732" calcext:value-type="float">
            <text:p>0,175485732</text:p>
          </table:table-cell>
          <table:table-cell office:value-type="float" office:value="0.154647755" calcext:value-type="float">
            <text:p>0,154647755</text:p>
          </table:table-cell>
          <table:table-cell table:formula="of:=([.B24]/[.E24])" office:value-type="float" office:value="4.06678043273244" calcext:value-type="float">
            <text:p>4,06678043273244</text:p>
          </table:table-cell>
        </table:table-row>
        <table:table-row table:style-name="ro1">
          <table:table-cell office:value-type="float" office:value="23100" calcext:value-type="float">
            <text:p>23100</text:p>
          </table:table-cell>
          <table:table-cell office:value-type="float" office:value="0.729392014" calcext:value-type="float">
            <text:p>0,729392014</text:p>
          </table:table-cell>
          <table:table-cell office:value-type="float" office:value="0.252625591" calcext:value-type="float">
            <text:p>0,252625591</text:p>
          </table:table-cell>
          <table:table-cell office:value-type="float" office:value="0.191520925" calcext:value-type="float">
            <text:p>0,191520925</text:p>
          </table:table-cell>
          <table:table-cell office:value-type="float" office:value="0.170329676" calcext:value-type="float">
            <text:p>0,170329676</text:p>
          </table:table-cell>
          <table:table-cell table:formula="of:=([.B25]/[.E25])" office:value-type="float" office:value="4.28223684286231" calcext:value-type="float">
            <text:p>4,28223684286231</text:p>
          </table:table-cell>
        </table:table-row>
        <table:table-row table:style-name="ro1">
          <table:table-cell office:value-type="float" office:value="24100" calcext:value-type="float">
            <text:p>24100</text:p>
          </table:table-cell>
          <table:table-cell office:value-type="float" office:value="0.746630796" calcext:value-type="float">
            <text:p>0,746630796</text:p>
          </table:table-cell>
          <table:table-cell office:value-type="float" office:value="0.275900014" calcext:value-type="float">
            <text:p>0,275900014</text:p>
          </table:table-cell>
          <table:table-cell office:value-type="float" office:value="0.218084731" calcext:value-type="float">
            <text:p>0,218084731</text:p>
          </table:table-cell>
          <table:table-cell office:value-type="float" office:value="0.185831186" calcext:value-type="float">
            <text:p>0,185831186</text:p>
          </table:table-cell>
          <table:table-cell table:formula="of:=([.B26]/[.E26])" office:value-type="float" office:value="4.01779061992318" calcext:value-type="float">
            <text:p>4,01779061992318</text:p>
          </table:table-cell>
        </table:table-row>
        <table:table-row table:style-name="ro1">
          <table:table-cell office:value-type="float" office:value="25100" calcext:value-type="float">
            <text:p>25100</text:p>
          </table:table-cell>
          <table:table-cell office:value-type="float" office:value="0.8073125" calcext:value-type="float">
            <text:p>0,8073125</text:p>
          </table:table-cell>
          <table:table-cell office:value-type="float" office:value="0.35395266" calcext:value-type="float">
            <text:p>0,35395266</text:p>
          </table:table-cell>
          <table:table-cell office:value-type="float" office:value="0.217737814" calcext:value-type="float">
            <text:p>0,217737814</text:p>
          </table:table-cell>
          <table:table-cell office:value-type="float" office:value="0.202036512" calcext:value-type="float">
            <text:p>0,202036512</text:p>
          </table:table-cell>
          <table:table-cell table:formula="of:=([.B27]/[.E27])" office:value-type="float" office:value="3.9958742704883" calcext:value-type="float">
            <text:p>3,9958742704883</text:p>
          </table:table-cell>
        </table:table-row>
        <table:table-row table:style-name="ro1">
          <table:table-cell office:value-type="float" office:value="26100" calcext:value-type="float">
            <text:p>26100</text:p>
          </table:table-cell>
          <table:table-cell office:value-type="float" office:value="0.95783251" calcext:value-type="float">
            <text:p>0,95783251</text:p>
          </table:table-cell>
          <table:table-cell office:value-type="float" office:value="0.361601016" calcext:value-type="float">
            <text:p>0,361601016</text:p>
          </table:table-cell>
          <table:table-cell office:value-type="float" office:value="0.240341563" calcext:value-type="float">
            <text:p>0,240341563</text:p>
          </table:table-cell>
          <table:table-cell office:value-type="float" office:value="0.218251172" calcext:value-type="float">
            <text:p>0,218251172</text:p>
          </table:table-cell>
          <table:table-cell table:formula="of:=([.B28]/[.E28])" office:value-type="float" office:value="4.38867063678357" calcext:value-type="float">
            <text:p>4,38867063678357</text:p>
          </table:table-cell>
        </table:table-row>
        <table:table-row table:style-name="ro1">
          <table:table-cell office:value-type="float" office:value="27100" calcext:value-type="float">
            <text:p>27100</text:p>
          </table:table-cell>
          <table:table-cell office:value-type="float" office:value="0.941741792" calcext:value-type="float">
            <text:p>0,941741792</text:p>
          </table:table-cell>
          <table:table-cell office:value-type="float" office:value="0.434714812" calcext:value-type="float">
            <text:p>0,434714812</text:p>
          </table:table-cell>
          <table:table-cell office:value-type="float" office:value="0.254730046" calcext:value-type="float">
            <text:p>0,254730046</text:p>
          </table:table-cell>
          <table:table-cell office:value-type="float" office:value="0.236040809" calcext:value-type="float">
            <text:p>0,236040809</text:p>
          </table:table-cell>
          <table:table-cell table:formula="of:=([.B29]/[.E29])" office:value-type="float" office:value="3.98974141797658" calcext:value-type="float">
            <text:p>3,98974141797658</text:p>
          </table:table-cell>
        </table:table-row>
        <table:table-row table:style-name="ro1">
          <table:table-cell office:value-type="float" office:value="28100" calcext:value-type="float">
            <text:p>28100</text:p>
          </table:table-cell>
          <table:table-cell office:value-type="float" office:value="1.015749265" calcext:value-type="float">
            <text:p>1,015749265</text:p>
          </table:table-cell>
          <table:table-cell office:value-type="float" office:value="0.475015294" calcext:value-type="float">
            <text:p>0,475015294</text:p>
          </table:table-cell>
          <table:table-cell office:value-type="float" office:value="0.266366469" calcext:value-type="float">
            <text:p>0,266366469</text:p>
          </table:table-cell>
          <table:table-cell office:value-type="float" office:value="0.253468085" calcext:value-type="float">
            <text:p>0,253468085</text:p>
          </table:table-cell>
          <table:table-cell table:formula="of:=([.B30]/[.E30])" office:value-type="float" office:value="4.00740497565995" calcext:value-type="float">
            <text:p>4,00740497565995</text:p>
          </table:table-cell>
        </table:table-row>
        <table:table-row table:style-name="ro1">
          <table:table-cell office:value-type="float" office:value="29100" calcext:value-type="float">
            <text:p>29100</text:p>
          </table:table-cell>
          <table:table-cell office:value-type="float" office:value="1.084651018" calcext:value-type="float">
            <text:p>1,084651018</text:p>
          </table:table-cell>
          <table:table-cell office:value-type="float" office:value="0.508584789" calcext:value-type="float">
            <text:p>0,508584789</text:p>
          </table:table-cell>
          <table:table-cell office:value-type="float" office:value="0.302429667" calcext:value-type="float">
            <text:p>0,302429667</text:p>
          </table:table-cell>
          <table:table-cell office:value-type="float" office:value="0.271399281" calcext:value-type="float">
            <text:p>0,271399281</text:p>
          </table:table-cell>
          <table:table-cell table:formula="of:=([.B31]/[.E31])" office:value-type="float" office:value="3.99651397013097" calcext:value-type="float">
            <text:p>3,99651397013097</text:p>
          </table:table-cell>
        </table:table-row>
        <table:table-row table:style-name="ro1">
          <table:table-cell office:value-type="float" office:value="30100" calcext:value-type="float">
            <text:p>30100</text:p>
          </table:table-cell>
          <table:table-cell office:value-type="float" office:value="1.160135766" calcext:value-type="float">
            <text:p>1,160135766</text:p>
          </table:table-cell>
          <table:table-cell office:value-type="float" office:value="0.573201403" calcext:value-type="float">
            <text:p>0,573201403</text:p>
          </table:table-cell>
          <table:table-cell office:value-type="float" office:value="0.300767309" calcext:value-type="float">
            <text:p>0,300767309</text:p>
          </table:table-cell>
          <table:table-cell office:value-type="float" office:value="0.29133672" calcext:value-type="float">
            <text:p>0,29133672</text:p>
          </table:table-cell>
          <table:table-cell table:formula="of:=([.B32]/[.E32])" office:value-type="float" office:value="3.98211308893709" calcext:value-type="float">
            <text:p>3,98211308893709</text:p>
          </table:table-cell>
        </table:table-row>
        <table:table-row table:style-name="ro1">
          <table:table-cell office:value-type="float" office:value="31100" calcext:value-type="float">
            <text:p>31100</text:p>
          </table:table-cell>
          <table:table-cell/>
          <table:table-cell office:value-type="float" office:value="0.598597989" calcext:value-type="float">
            <text:p>0,598597989</text:p>
          </table:table-cell>
          <table:table-cell office:value-type="float" office:value="0.345479598" calcext:value-type="float">
            <text:p>0,345479598</text:p>
          </table:table-cell>
          <table:table-cell office:value-type="float" office:value="0.310288446" calcext:value-type="float">
            <text:p>0,310288446</text:p>
          </table:table-cell>
          <table:table-cell/>
        </table:table-row>
        <table:table-row table:style-name="ro1">
          <table:table-cell office:value-type="float" office:value="32100" calcext:value-type="float">
            <text:p>32100</text:p>
          </table:table-cell>
          <table:table-cell/>
          <table:table-cell office:value-type="float" office:value="0.65134946" calcext:value-type="float">
            <text:p>0,65134946</text:p>
          </table:table-cell>
          <table:table-cell office:value-type="float" office:value="0.37115734" calcext:value-type="float">
            <text:p>0,37115734</text:p>
          </table:table-cell>
          <table:table-cell office:value-type="float" office:value="0.332615562" calcext:value-type="float">
            <text:p>0,332615562</text:p>
          </table:table-cell>
          <table:table-cell/>
        </table:table-row>
        <table:table-row table:style-name="ro1">
          <table:table-cell office:value-type="float" office:value="33100" calcext:value-type="float">
            <text:p>33100</text:p>
          </table:table-cell>
          <table:table-cell/>
          <table:table-cell office:value-type="float" office:value="0.7179938" calcext:value-type="float">
            <text:p>0,7179938</text:p>
          </table:table-cell>
          <table:table-cell office:value-type="float" office:value="0.386849063" calcext:value-type="float">
            <text:p>0,386849063</text:p>
          </table:table-cell>
          <table:table-cell office:value-type="float" office:value="0.354952544" calcext:value-type="float">
            <text:p>0,354952544</text:p>
          </table:table-cell>
          <table:table-cell/>
        </table:table-row>
        <table:table-row table:style-name="ro1">
          <table:table-cell office:value-type="float" office:value="34100" calcext:value-type="float">
            <text:p>34100</text:p>
          </table:table-cell>
          <table:table-cell/>
          <table:table-cell office:value-type="float" office:value="0.822999313" calcext:value-type="float">
            <text:p>0,822999313</text:p>
          </table:table-cell>
          <table:table-cell office:value-type="float" office:value="0.444662183" calcext:value-type="float">
            <text:p>0,444662183</text:p>
          </table:table-cell>
          <table:table-cell office:value-type="float" office:value="0.392163781" calcext:value-type="float">
            <text:p>0,392163781</text:p>
          </table:table-cell>
          <table:table-cell/>
        </table:table-row>
        <table:table-row table:style-name="ro1">
          <table:table-cell office:value-type="float" office:value="35100" calcext:value-type="float">
            <text:p>35100</text:p>
          </table:table-cell>
          <table:table-cell/>
          <table:table-cell office:value-type="float" office:value="0.821281983" calcext:value-type="float">
            <text:p>0,821281983</text:p>
          </table:table-cell>
          <table:table-cell office:value-type="float" office:value="0.519976434" calcext:value-type="float">
            <text:p>0,519976434</text:p>
          </table:table-cell>
          <table:table-cell office:value-type="float" office:value="0.414235444" calcext:value-type="float">
            <text:p>0,414235444</text:p>
          </table:table-cell>
          <table:table-cell/>
        </table:table-row>
        <table:table-row table:style-name="ro1">
          <table:table-cell office:value-type="float" office:value="36100" calcext:value-type="float">
            <text:p>36100</text:p>
          </table:table-cell>
          <table:table-cell/>
          <table:table-cell office:value-type="float" office:value="0.874073026" calcext:value-type="float">
            <text:p>0,874073026</text:p>
          </table:table-cell>
          <table:table-cell office:value-type="float" office:value="0.490882589" calcext:value-type="float">
            <text:p>0,490882589</text:p>
          </table:table-cell>
          <table:table-cell office:value-type="float" office:value="0.442047669" calcext:value-type="float">
            <text:p>0,442047669</text:p>
          </table:table-cell>
          <table:table-cell/>
        </table:table-row>
        <table:table-row table:style-name="ro1">
          <table:table-cell office:value-type="float" office:value="37100" calcext:value-type="float">
            <text:p>37100</text:p>
          </table:table-cell>
          <table:table-cell/>
          <table:table-cell office:value-type="float" office:value="0.871024966" calcext:value-type="float">
            <text:p>0,871024966</text:p>
          </table:table-cell>
          <table:table-cell office:value-type="float" office:value="0.61323454" calcext:value-type="float">
            <text:p>0,61323454</text:p>
          </table:table-cell>
          <table:table-cell office:value-type="float" office:value="0.482997043" calcext:value-type="float">
            <text:p>0,482997043</text:p>
          </table:table-cell>
          <table:table-cell/>
        </table:table-row>
        <table:table-row table:style-name="ro1">
          <table:table-cell office:value-type="float" office:value="38100" calcext:value-type="float">
            <text:p>38100</text:p>
          </table:table-cell>
          <table:table-cell/>
          <table:table-cell office:value-type="float" office:value="0.981049996" calcext:value-type="float">
            <text:p>0,981049996</text:p>
          </table:table-cell>
          <table:table-cell office:value-type="float" office:value="0.63047764" calcext:value-type="float">
            <text:p>0,63047764</text:p>
          </table:table-cell>
          <table:table-cell office:value-type="float" office:value="0.509734049" calcext:value-type="float">
            <text:p>0,509734049</text:p>
          </table:table-cell>
          <table:table-cell/>
        </table:table-row>
        <table:table-row table:style-name="ro1">
          <table:table-cell office:value-type="float" office:value="39100" calcext:value-type="float">
            <text:p>39100</text:p>
          </table:table-cell>
          <table:table-cell/>
          <table:table-cell office:value-type="float" office:value="0.996597209" calcext:value-type="float">
            <text:p>0,996597209</text:p>
          </table:table-cell>
          <table:table-cell office:value-type="float" office:value="0.624982851" calcext:value-type="float">
            <text:p>0,624982851</text:p>
          </table:table-cell>
          <table:table-cell office:value-type="float" office:value="0.546330379" calcext:value-type="float">
            <text:p>0,546330379</text:p>
          </table:table-cell>
          <table:table-cell/>
        </table:table-row>
        <table:table-row table:style-name="ro1">
          <table:table-cell office:value-type="float" office:value="40100" calcext:value-type="float">
            <text:p>40100</text:p>
          </table:table-cell>
          <table:table-cell/>
          <table:table-cell office:value-type="float" office:value="1.024309632" calcext:value-type="float">
            <text:p>1,024309632</text:p>
          </table:table-cell>
          <table:table-cell office:value-type="float" office:value="0.667994614" calcext:value-type="float">
            <text:p>0,667994614</text:p>
          </table:table-cell>
          <table:table-cell office:value-type="float" office:value="0.586524856" calcext:value-type="float">
            <text:p>0,586524856</text:p>
          </table:table-cell>
          <table:table-cell/>
        </table:table-row>
        <table:table-row table:style-name="ro1">
          <table:table-cell office:value-type="float" office:value="41100" calcext:value-type="float">
            <text:p>41100</text:p>
          </table:table-cell>
          <table:table-cell/>
          <table:table-cell office:value-type="float" office:value="1.24873112" calcext:value-type="float">
            <text:p>1,24873112</text:p>
          </table:table-cell>
          <table:table-cell office:value-type="float" office:value="0.745313005" calcext:value-type="float">
            <text:p>0,745313005</text:p>
          </table:table-cell>
          <table:table-cell office:value-type="float" office:value="0.615029247" calcext:value-type="float">
            <text:p>0,615029247</text:p>
          </table:table-cell>
          <table:table-cell/>
        </table:table-row>
        <table:table-row table:style-name="ro1">
          <table:table-cell office:value-type="float" office:value="42100" calcext:value-type="float">
            <text:p>42100</text:p>
          </table:table-cell>
          <table:table-cell/>
          <table:table-cell office:value-type="float" office:value="1.226304837" calcext:value-type="float">
            <text:p>1,226304837</text:p>
          </table:table-cell>
          <table:table-cell office:value-type="float" office:value="0.740893042" calcext:value-type="float">
            <text:p>0,740893042</text:p>
          </table:table-cell>
          <table:table-cell office:value-type="float" office:value="0.636912055" calcext:value-type="float">
            <text:p>0,636912055</text:p>
          </table:table-cell>
          <table:table-cell/>
        </table:table-row>
        <table:table-row table:style-name="ro1">
          <table:table-cell office:value-type="float" office:value="43100" calcext:value-type="float">
            <text:p>43100</text:p>
          </table:table-cell>
          <table:table-cell/>
          <table:table-cell office:value-type="float" office:value="1.275243681" calcext:value-type="float">
            <text:p>1,275243681</text:p>
          </table:table-cell>
          <table:table-cell office:value-type="float" office:value="0.810763463" calcext:value-type="float">
            <text:p>0,810763463</text:p>
          </table:table-cell>
          <table:table-cell office:value-type="float" office:value="0.671255452" calcext:value-type="float">
            <text:p>0,671255452</text:p>
          </table:table-cell>
          <table:table-cell/>
        </table:table-row>
        <table:table-row table:style-name="ro1">
          <table:table-cell office:value-type="float" office:value="44100" calcext:value-type="float">
            <text:p>44100</text:p>
          </table:table-cell>
          <table:table-cell/>
          <table:table-cell office:value-type="float" office:value="1.276559037" calcext:value-type="float">
            <text:p>1,276559037</text:p>
          </table:table-cell>
          <table:table-cell office:value-type="float" office:value="0.822276832" calcext:value-type="float">
            <text:p>0,822276832</text:p>
          </table:table-cell>
          <table:table-cell office:value-type="float" office:value="0.698938706" calcext:value-type="float">
            <text:p>0,698938706</text:p>
          </table:table-cell>
          <table:table-cell/>
        </table:table-row>
        <table:table-row table:style-name="ro1">
          <table:table-cell office:value-type="float" office:value="45100" calcext:value-type="float">
            <text:p>45100</text:p>
          </table:table-cell>
          <table:table-cell/>
          <table:table-cell office:value-type="float" office:value="1.386057469" calcext:value-type="float">
            <text:p>1,386057469</text:p>
          </table:table-cell>
          <table:table-cell office:value-type="float" office:value="0.814974035" calcext:value-type="float">
            <text:p>0,814974035</text:p>
          </table:table-cell>
          <table:table-cell office:value-type="float" office:value="0.740505126" calcext:value-type="float">
            <text:p>0,740505126</text:p>
          </table:table-cell>
          <table:table-cell/>
        </table:table-row>
        <table:table-row table:style-name="ro1">
          <table:table-cell office:value-type="float" office:value="46100" calcext:value-type="float">
            <text:p>46100</text:p>
          </table:table-cell>
          <table:table-cell/>
          <table:table-cell office:value-type="float" office:value="1.370718532" calcext:value-type="float">
            <text:p>1,370718532</text:p>
          </table:table-cell>
          <table:table-cell office:value-type="float" office:value="0.90047513" calcext:value-type="float">
            <text:p>0,90047513</text:p>
          </table:table-cell>
          <table:table-cell office:value-type="float" office:value="0.76565414" calcext:value-type="float">
            <text:p>0,76565414</text:p>
          </table:table-cell>
          <table:table-cell/>
        </table:table-row>
        <table:table-row table:style-name="ro1">
          <table:table-cell office:value-type="float" office:value="47100" calcext:value-type="float">
            <text:p>47100</text:p>
          </table:table-cell>
          <table:table-cell/>
          <table:table-cell office:value-type="float" office:value="1.376428117" calcext:value-type="float">
            <text:p>1,376428117</text:p>
          </table:table-cell>
          <table:table-cell office:value-type="float" office:value="0.914161814" calcext:value-type="float">
            <text:p>0,914161814</text:p>
          </table:table-cell>
          <table:table-cell office:value-type="float" office:value="0.798883667" calcext:value-type="float">
            <text:p>0,798883667</text:p>
          </table:table-cell>
          <table:table-cell/>
        </table:table-row>
        <table:table-row table:style-name="ro1">
          <table:table-cell office:value-type="float" office:value="48100" calcext:value-type="float">
            <text:p>48100</text:p>
          </table:table-cell>
          <table:table-cell/>
          <table:table-cell office:value-type="float" office:value="1.563309176" calcext:value-type="float">
            <text:p>1,563309176</text:p>
          </table:table-cell>
          <table:table-cell/>
          <table:table-cell office:value-type="float" office:value="0.840522099" calcext:value-type="float">
            <text:p>0,840522099</text:p>
          </table:table-cell>
          <table:table-cell/>
        </table:table-row>
        <table:table-row table:style-name="ro1">
          <table:table-cell office:value-type="float" office:value="49100" calcext:value-type="float">
            <text:p>49100</text:p>
          </table:table-cell>
          <table:table-cell table:number-columns-repeated="3"/>
          <table:table-cell office:value-type="float" office:value="0.879078586" calcext:value-type="float">
            <text:p>0,879078586</text:p>
          </table:table-cell>
          <table:table-cell/>
        </table:table-row>
        <table:table-row table:style-name="ro1">
          <table:table-cell office:value-type="float" office:value="50100" calcext:value-type="float">
            <text:p>50100</text:p>
          </table:table-cell>
          <table:table-cell table:number-columns-repeated="3"/>
          <table:table-cell office:value-type="float" office:value="0.989880947" calcext:value-type="float">
            <text:p>0,989880947</text:p>
          </table:table-cell>
          <table:table-cell/>
        </table:table-row>
        <table:table-row table:style-name="ro1" table:number-rows-repeated="104852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1">00/00/0000</text:date>, <text:time style:data-style-name="N2" text:time-value="02:06:29.33194100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6T16:47:18.685869170</meta:creation-date>
    <dc:date>2018-04-21T02:09:31.388696134</dc:date>
    <meta:editing-duration>PT40M11S</meta:editing-duration>
    <meta:editing-cycles>4</meta:editing-cycles>
    <meta:generator>LibreOffice/6.0.3.2$Linux_X86_64 LibreOffice_project/00m0$Build-2</meta:generator>
    <meta:document-statistic meta:table-count="1" meta:cell-count="26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285cm" svg:height="15.573cm" xlink:href=".." xlink:type="simple" chart:class="chart:scatter" chart:column-mapping="0 1 2 3" chart:style-name="ch1">
        <chart:legend chart:legend-position="end" svg:x="19.327cm" svg:y="6.74cm" style:legend-expansion="high" chart:style-name="ch2"/>
        <chart:plot-area chart:style-name="ch3" table:cell-range-address="Hoja1.A2:Hoja1.E54 Hoja1.B1:Hoja1.E1" chart:data-source-has-labels="both" svg:x="0.445cm" svg:y="0.311cm" svg:width="18.437cm" svg:height="14.951cm">
          <chartooo:coordinate-region svg:x="1.172cm" svg:y="0.51cm" svg:width="17.246cm" svg:height="14.105cm"/>
          <chart:axis chart:dimension="x" chart:name="primary-x" chart:style-name="ch4" chartooo:axis-type="auto">
            <chart:categories table:cell-range-address="Hoja1.A2:Hoja1.A5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B2:Hoja1.B54" chart:label-cell-address="Hoja1.B1:Hoja1.B1" chart:class="chart:scatter">
            <chart:domain table:cell-range-address="Hoja1.A2:Hoja1.A54"/>
            <chart:data-point chart:repeated="53"/>
          </chart:series>
          <chart:series chart:style-name="ch7" chart:values-cell-range-address="Hoja1.C2:Hoja1.C54" chart:label-cell-address="Hoja1.C1:Hoja1.C1" chart:class="chart:scatter">
            <chart:data-point chart:repeated="53"/>
          </chart:series>
          <chart:series chart:style-name="ch8" chart:values-cell-range-address="Hoja1.D2:Hoja1.D54" chart:label-cell-address="Hoja1.D1:Hoja1.D1" chart:class="chart:scatter">
            <chart:data-point chart:repeated="53"/>
          </chart:series>
          <chart:series chart:style-name="ch9" chart:values-cell-range-address="Hoja1.E2:Hoja1.E54" chart:label-cell-address="Hoja1.E1:Hoja1.E1" chart:class="chart:scatter">
            <chart:data-point chart:repeated="5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 thread</text:p>
                <draw:g>
                  <svg:desc>Hoja1.B1:Hoja1.B1</svg:desc>
                </draw:g>
              </table:table-cell>
              <table:table-cell office:value-type="string">
                <text:p>4 threads</text:p>
                <draw:g>
                  <svg:desc>Hoja1.C1:Hoja1.C1</svg:desc>
                </draw:g>
              </table:table-cell>
              <table:table-cell office:value-type="string">
                <text:p>8 threads</text:p>
                <draw:g>
                  <svg:desc>Hoja1.D1:Hoja1.D1</svg:desc>
                </draw:g>
              </table:table-cell>
              <table:table-cell office:value-type="string">
                <text:p>12 threads</text:p>
                <draw:g>
                  <svg:desc>Hoja1.E1:Hoja1.E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Hoja1.A2:Hoja1.A54</svg:desc>
                </draw:g>
              </table:table-cell>
              <table:table-cell office:value-type="float" office:value="100">
                <text:p>100</text:p>
                <draw:g>
                  <svg:desc>Hoja1.A2:Hoja1.A54</svg:desc>
                </draw:g>
              </table:table-cell>
              <table:table-cell office:value-type="float" office:value="0.000019827">
                <text:p>0.000019827</text:p>
                <draw:g>
                  <svg:desc>Hoja1.B2:Hoja1.B54</svg:desc>
                </draw:g>
              </table:table-cell>
              <table:table-cell office:value-type="float" office:value="0.000008802">
                <text:p>0.000008802</text:p>
                <draw:g>
                  <svg:desc>Hoja1.C2:Hoja1.C54</svg:desc>
                </draw:g>
              </table:table-cell>
              <table:table-cell office:value-type="float" office:value="0.0000122">
                <text:p>0.0000122</text:p>
                <draw:g>
                  <svg:desc>Hoja1.D2:Hoja1.D54</svg:desc>
                </draw:g>
              </table:table-cell>
              <table:table-cell office:value-type="float" office:value="0.000011195">
                <text:p>0.000011195</text:p>
                <draw:g>
                  <svg:desc>Hoja1.E2:Hoja1.E54</svg:desc>
                </draw:g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0.001631998">
                <text:p>0.001631998</text:p>
              </table:table-cell>
              <table:table-cell office:value-type="float" office:value="0.000544793">
                <text:p>0.000544793</text:p>
              </table:table-cell>
              <table:table-cell office:value-type="float" office:value="0.000298398">
                <text:p>0.000298398</text:p>
              </table:table-cell>
              <table:table-cell office:value-type="float" office:value="0.000335108">
                <text:p>0.000335108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2100">
                <text:p>2100</text:p>
              </table:table-cell>
              <table:table-cell office:value-type="float" office:value="0.00650961">
                <text:p>0.00650961</text:p>
              </table:table-cell>
              <table:table-cell office:value-type="float" office:value="0.002942592">
                <text:p>0.002942592</text:p>
              </table:table-cell>
              <table:table-cell office:value-type="float" office:value="0.002252813">
                <text:p>0.002252813</text:p>
              </table:table-cell>
              <table:table-cell office:value-type="float" office:value="0.002780065">
                <text:p>0.002780065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3100">
                <text:p>3100</text:p>
              </table:table-cell>
              <table:table-cell office:value-type="float" office:value="0.014301687">
                <text:p>0.014301687</text:p>
              </table:table-cell>
              <table:table-cell office:value-type="float" office:value="0.004961214">
                <text:p>0.004961214</text:p>
              </table:table-cell>
              <table:table-cell office:value-type="float" office:value="0.004510639">
                <text:p>0.004510639</text:p>
              </table:table-cell>
              <table:table-cell office:value-type="float" office:value="0.004545248">
                <text:p>0.004545248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4100">
                <text:p>4100</text:p>
              </table:table-cell>
              <table:table-cell office:value-type="float" office:value="0.024644529">
                <text:p>0.024644529</text:p>
              </table:table-cell>
              <table:table-cell office:value-type="float" office:value="0.007870479">
                <text:p>0.007870479</text:p>
              </table:table-cell>
              <table:table-cell office:value-type="float" office:value="0.00601049">
                <text:p>0.00601049</text:p>
              </table:table-cell>
              <table:table-cell office:value-type="float" office:value="0.007583793">
                <text:p>0.007583793</text:p>
              </table:table-cell>
            </table:table-row>
            <table:table-row>
              <table:table-cell office:value-type="float" office:value="5100">
                <text:p>5100</text:p>
              </table:table-cell>
              <table:table-cell office:value-type="float" office:value="5100">
                <text:p>5100</text:p>
              </table:table-cell>
              <table:table-cell office:value-type="float" office:value="0.037462707">
                <text:p>0.037462707</text:p>
              </table:table-cell>
              <table:table-cell office:value-type="float" office:value="0.011996274">
                <text:p>0.011996274</text:p>
              </table:table-cell>
              <table:table-cell office:value-type="float" office:value="0.008884105">
                <text:p>0.008884105</text:p>
              </table:table-cell>
              <table:table-cell office:value-type="float" office:value="0.010060482">
                <text:p>0.010060482</text:p>
              </table:table-cell>
            </table:table-row>
            <table:table-row>
              <table:table-cell office:value-type="float" office:value="6100">
                <text:p>6100</text:p>
              </table:table-cell>
              <table:table-cell office:value-type="float" office:value="6100">
                <text:p>6100</text:p>
              </table:table-cell>
              <table:table-cell office:value-type="float" office:value="0.059024159">
                <text:p>0.059024159</text:p>
              </table:table-cell>
              <table:table-cell office:value-type="float" office:value="0.016336082">
                <text:p>0.016336082</text:p>
              </table:table-cell>
              <table:table-cell office:value-type="float" office:value="0.012430357">
                <text:p>0.012430357</text:p>
              </table:table-cell>
              <table:table-cell office:value-type="float" office:value="0.011166476">
                <text:p>0.011166476</text:p>
              </table:table-cell>
            </table:table-row>
            <table:table-row>
              <table:table-cell office:value-type="float" office:value="7100">
                <text:p>7100</text:p>
              </table:table-cell>
              <table:table-cell office:value-type="float" office:value="7100">
                <text:p>7100</text:p>
              </table:table-cell>
              <table:table-cell office:value-type="float" office:value="0.07903693">
                <text:p>0.07903693</text:p>
              </table:table-cell>
              <table:table-cell office:value-type="float" office:value="0.021646168">
                <text:p>0.021646168</text:p>
              </table:table-cell>
              <table:table-cell office:value-type="float" office:value="0.01680379">
                <text:p>0.01680379</text:p>
              </table:table-cell>
              <table:table-cell office:value-type="float" office:value="0.014856072">
                <text:p>0.014856072</text:p>
              </table:table-cell>
            </table:table-row>
            <table:table-row>
              <table:table-cell office:value-type="float" office:value="8100">
                <text:p>8100</text:p>
              </table:table-cell>
              <table:table-cell office:value-type="float" office:value="8100">
                <text:p>8100</text:p>
              </table:table-cell>
              <table:table-cell office:value-type="float" office:value="0.096973809">
                <text:p>0.096973809</text:p>
              </table:table-cell>
              <table:table-cell office:value-type="float" office:value="0.028790815">
                <text:p>0.028790815</text:p>
              </table:table-cell>
              <table:table-cell office:value-type="float" office:value="0.020595698">
                <text:p>0.020595698</text:p>
              </table:table-cell>
              <table:table-cell office:value-type="float" office:value="0.025475603">
                <text:p>0.025475603</text:p>
              </table:table-cell>
            </table:table-row>
            <table:table-row>
              <table:table-cell office:value-type="float" office:value="9100">
                <text:p>9100</text:p>
              </table:table-cell>
              <table:table-cell office:value-type="float" office:value="9100">
                <text:p>9100</text:p>
              </table:table-cell>
              <table:table-cell office:value-type="float" office:value="0.122577221">
                <text:p>0.122577221</text:p>
              </table:table-cell>
              <table:table-cell office:value-type="float" office:value="0.037305551">
                <text:p>0.037305551</text:p>
              </table:table-cell>
              <table:table-cell office:value-type="float" office:value="0.025507307">
                <text:p>0.025507307</text:p>
              </table:table-cell>
              <table:table-cell office:value-type="float" office:value="0.023785713">
                <text:p>0.023785713</text:p>
              </table:table-cell>
            </table:table-row>
            <table:table-row>
              <table:table-cell office:value-type="float" office:value="10100">
                <text:p>10100</text:p>
              </table:table-cell>
              <table:table-cell office:value-type="float" office:value="10100">
                <text:p>10100</text:p>
              </table:table-cell>
              <table:table-cell office:value-type="float" office:value="0.147026169">
                <text:p>0.147026169</text:p>
              </table:table-cell>
              <table:table-cell office:value-type="float" office:value="0.043824307">
                <text:p>0.043824307</text:p>
              </table:table-cell>
              <table:table-cell office:value-type="float" office:value="0.032901307">
                <text:p>0.032901307</text:p>
              </table:table-cell>
              <table:table-cell office:value-type="float" office:value="0.028778336">
                <text:p>0.028778336</text:p>
              </table:table-cell>
            </table:table-row>
            <table:table-row>
              <table:table-cell office:value-type="float" office:value="11100">
                <text:p>11100</text:p>
              </table:table-cell>
              <table:table-cell office:value-type="float" office:value="11100">
                <text:p>11100</text:p>
              </table:table-cell>
              <table:table-cell office:value-type="float" office:value="0.177458841">
                <text:p>0.177458841</text:p>
              </table:table-cell>
              <table:table-cell office:value-type="float" office:value="0.052270488">
                <text:p>0.052270488</text:p>
              </table:table-cell>
              <table:table-cell office:value-type="float" office:value="0.03953685">
                <text:p>0.03953685</text:p>
              </table:table-cell>
              <table:table-cell office:value-type="float" office:value="0.035067653">
                <text:p>0.035067653</text:p>
              </table:table-cell>
            </table:table-row>
            <table:table-row>
              <table:table-cell office:value-type="float" office:value="12100">
                <text:p>12100</text:p>
              </table:table-cell>
              <table:table-cell office:value-type="float" office:value="12100">
                <text:p>12100</text:p>
              </table:table-cell>
              <table:table-cell office:value-type="float" office:value="0.210826164">
                <text:p>0.210826164</text:p>
              </table:table-cell>
              <table:table-cell office:value-type="float" office:value="0.063027689">
                <text:p>0.063027689</text:p>
              </table:table-cell>
              <table:table-cell office:value-type="float" office:value="0.046165114">
                <text:p>0.046165114</text:p>
              </table:table-cell>
              <table:table-cell office:value-type="float" office:value="0.040990606">
                <text:p>0.040990606</text:p>
              </table:table-cell>
            </table:table-row>
            <table:table-row>
              <table:table-cell office:value-type="float" office:value="13100">
                <text:p>13100</text:p>
              </table:table-cell>
              <table:table-cell office:value-type="float" office:value="13100">
                <text:p>13100</text:p>
              </table:table-cell>
              <table:table-cell office:value-type="float" office:value="0.247144891">
                <text:p>0.247144891</text:p>
              </table:table-cell>
              <table:table-cell office:value-type="float" office:value="0.077037045">
                <text:p>0.077037045</text:p>
              </table:table-cell>
              <table:table-cell office:value-type="float" office:value="0.052356656">
                <text:p>0.052356656</text:p>
              </table:table-cell>
              <table:table-cell office:value-type="float" office:value="0.049474272">
                <text:p>0.049474272</text:p>
              </table:table-cell>
            </table:table-row>
            <table:table-row>
              <table:table-cell office:value-type="float" office:value="14100">
                <text:p>14100</text:p>
              </table:table-cell>
              <table:table-cell office:value-type="float" office:value="14100">
                <text:p>14100</text:p>
              </table:table-cell>
              <table:table-cell office:value-type="float" office:value="0.284781855">
                <text:p>0.284781855</text:p>
              </table:table-cell>
              <table:table-cell office:value-type="float" office:value="0.089545576">
                <text:p>0.089545576</text:p>
              </table:table-cell>
              <table:table-cell office:value-type="float" office:value="0.065296524">
                <text:p>0.065296524</text:p>
              </table:table-cell>
              <table:table-cell office:value-type="float" office:value="0.078646403">
                <text:p>0.078646403</text:p>
              </table:table-cell>
            </table:table-row>
            <table:table-row>
              <table:table-cell office:value-type="float" office:value="15100">
                <text:p>15100</text:p>
              </table:table-cell>
              <table:table-cell office:value-type="float" office:value="15100">
                <text:p>15100</text:p>
              </table:table-cell>
              <table:table-cell office:value-type="float" office:value="0.328544706">
                <text:p>0.328544706</text:p>
              </table:table-cell>
              <table:table-cell office:value-type="float" office:value="0.094522516">
                <text:p>0.094522516</text:p>
              </table:table-cell>
              <table:table-cell office:value-type="float" office:value="0.073831677">
                <text:p>0.073831677</text:p>
              </table:table-cell>
              <table:table-cell office:value-type="float" office:value="0.067141216">
                <text:p>0.067141216</text:p>
              </table:table-cell>
            </table:table-row>
            <table:table-row>
              <table:table-cell office:value-type="float" office:value="16100">
                <text:p>16100</text:p>
              </table:table-cell>
              <table:table-cell office:value-type="float" office:value="16100">
                <text:p>16100</text:p>
              </table:table-cell>
              <table:table-cell office:value-type="float" office:value="0.373252993">
                <text:p>0.373252993</text:p>
              </table:table-cell>
              <table:table-cell office:value-type="float" office:value="0.137821275">
                <text:p>0.137821275</text:p>
              </table:table-cell>
              <table:table-cell office:value-type="float" office:value="0.083358765">
                <text:p>0.083358765</text:p>
              </table:table-cell>
              <table:table-cell office:value-type="float" office:value="0.07737072">
                <text:p>0.07737072</text:p>
              </table:table-cell>
            </table:table-row>
            <table:table-row>
              <table:table-cell office:value-type="float" office:value="17100">
                <text:p>17100</text:p>
              </table:table-cell>
              <table:table-cell office:value-type="float" office:value="17100">
                <text:p>17100</text:p>
              </table:table-cell>
              <table:table-cell office:value-type="float" office:value="0.430888427">
                <text:p>0.430888427</text:p>
              </table:table-cell>
              <table:table-cell office:value-type="float" office:value="0.216992904">
                <text:p>0.216992904</text:p>
              </table:table-cell>
              <table:table-cell office:value-type="float" office:value="0.112522005">
                <text:p>0.112522005</text:p>
              </table:table-cell>
              <table:table-cell office:value-type="float" office:value="0.08966078">
                <text:p>0.08966078</text:p>
              </table:table-cell>
            </table:table-row>
            <table:table-row>
              <table:table-cell office:value-type="float" office:value="18100">
                <text:p>18100</text:p>
              </table:table-cell>
              <table:table-cell office:value-type="float" office:value="18100">
                <text:p>18100</text:p>
              </table:table-cell>
              <table:table-cell office:value-type="float" office:value="0.471477893">
                <text:p>0.471477893</text:p>
              </table:table-cell>
              <table:table-cell office:value-type="float" office:value="0.227467554">
                <text:p>0.227467554</text:p>
              </table:table-cell>
              <table:table-cell office:value-type="float" office:value="0.110818009">
                <text:p>0.110818009</text:p>
              </table:table-cell>
              <table:table-cell office:value-type="float" office:value="0.101181992">
                <text:p>0.101181992</text:p>
              </table:table-cell>
            </table:table-row>
            <table:table-row>
              <table:table-cell office:value-type="float" office:value="19100">
                <text:p>19100</text:p>
              </table:table-cell>
              <table:table-cell office:value-type="float" office:value="19100">
                <text:p>19100</text:p>
              </table:table-cell>
              <table:table-cell office:value-type="float" office:value="0.52107242">
                <text:p>0.52107242</text:p>
              </table:table-cell>
              <table:table-cell office:value-type="float" office:value="0.169701971">
                <text:p>0.169701971</text:p>
              </table:table-cell>
              <table:table-cell office:value-type="float" office:value="0.129432079">
                <text:p>0.129432079</text:p>
              </table:table-cell>
              <table:table-cell office:value-type="float" office:value="0.114428427">
                <text:p>0.114428427</text:p>
              </table:table-cell>
            </table:table-row>
            <table:table-row>
              <table:table-cell office:value-type="float" office:value="20100">
                <text:p>20100</text:p>
              </table:table-cell>
              <table:table-cell office:value-type="float" office:value="20100">
                <text:p>20100</text:p>
              </table:table-cell>
              <table:table-cell office:value-type="float" office:value="0.551361899">
                <text:p>0.551361899</text:p>
              </table:table-cell>
              <table:table-cell office:value-type="float" office:value="0.192161942">
                <text:p>0.192161942</text:p>
              </table:table-cell>
              <table:table-cell office:value-type="float" office:value="0.141707971">
                <text:p>0.141707971</text:p>
              </table:table-cell>
              <table:table-cell office:value-type="float" office:value="0.126734266">
                <text:p>0.126734266</text:p>
              </table:table-cell>
            </table:table-row>
            <table:table-row>
              <table:table-cell office:value-type="float" office:value="21100">
                <text:p>21100</text:p>
              </table:table-cell>
              <table:table-cell office:value-type="float" office:value="21100">
                <text:p>21100</text:p>
              </table:table-cell>
              <table:table-cell office:value-type="float" office:value="0.582103726">
                <text:p>0.582103726</text:p>
              </table:table-cell>
              <table:table-cell office:value-type="float" office:value="0.208826415">
                <text:p>0.208826415</text:p>
              </table:table-cell>
              <table:table-cell office:value-type="float" office:value="0.149478916">
                <text:p>0.149478916</text:p>
              </table:table-cell>
              <table:table-cell office:value-type="float" office:value="0.140207686">
                <text:p>0.140207686</text:p>
              </table:table-cell>
            </table:table-row>
            <table:table-row>
              <table:table-cell office:value-type="float" office:value="22100">
                <text:p>22100</text:p>
              </table:table-cell>
              <table:table-cell office:value-type="float" office:value="22100">
                <text:p>22100</text:p>
              </table:table-cell>
              <table:table-cell office:value-type="float" office:value="0.628918464">
                <text:p>0.628918464</text:p>
              </table:table-cell>
              <table:table-cell office:value-type="float" office:value="0.297372648">
                <text:p>0.297372648</text:p>
              </table:table-cell>
              <table:table-cell office:value-type="float" office:value="0.175485732">
                <text:p>0.175485732</text:p>
              </table:table-cell>
              <table:table-cell office:value-type="float" office:value="0.154647755">
                <text:p>0.154647755</text:p>
              </table:table-cell>
            </table:table-row>
            <table:table-row>
              <table:table-cell office:value-type="float" office:value="23100">
                <text:p>23100</text:p>
              </table:table-cell>
              <table:table-cell office:value-type="float" office:value="23100">
                <text:p>23100</text:p>
              </table:table-cell>
              <table:table-cell office:value-type="float" office:value="0.729392014">
                <text:p>0.729392014</text:p>
              </table:table-cell>
              <table:table-cell office:value-type="float" office:value="0.252625591">
                <text:p>0.252625591</text:p>
              </table:table-cell>
              <table:table-cell office:value-type="float" office:value="0.191520925">
                <text:p>0.191520925</text:p>
              </table:table-cell>
              <table:table-cell office:value-type="float" office:value="0.170329676">
                <text:p>0.170329676</text:p>
              </table:table-cell>
            </table:table-row>
            <table:table-row>
              <table:table-cell office:value-type="float" office:value="24100">
                <text:p>24100</text:p>
              </table:table-cell>
              <table:table-cell office:value-type="float" office:value="24100">
                <text:p>24100</text:p>
              </table:table-cell>
              <table:table-cell office:value-type="float" office:value="0.746630796">
                <text:p>0.746630796</text:p>
              </table:table-cell>
              <table:table-cell office:value-type="float" office:value="0.275900014">
                <text:p>0.275900014</text:p>
              </table:table-cell>
              <table:table-cell office:value-type="float" office:value="0.218084731">
                <text:p>0.218084731</text:p>
              </table:table-cell>
              <table:table-cell office:value-type="float" office:value="0.185831186">
                <text:p>0.185831186</text:p>
              </table:table-cell>
            </table:table-row>
            <table:table-row>
              <table:table-cell office:value-type="float" office:value="25100">
                <text:p>25100</text:p>
              </table:table-cell>
              <table:table-cell office:value-type="float" office:value="25100">
                <text:p>25100</text:p>
              </table:table-cell>
              <table:table-cell office:value-type="float" office:value="0.8073125">
                <text:p>0.8073125</text:p>
              </table:table-cell>
              <table:table-cell office:value-type="float" office:value="0.35395266">
                <text:p>0.35395266</text:p>
              </table:table-cell>
              <table:table-cell office:value-type="float" office:value="0.217737814">
                <text:p>0.217737814</text:p>
              </table:table-cell>
              <table:table-cell office:value-type="float" office:value="0.202036512">
                <text:p>0.202036512</text:p>
              </table:table-cell>
            </table:table-row>
            <table:table-row>
              <table:table-cell office:value-type="float" office:value="26100">
                <text:p>26100</text:p>
              </table:table-cell>
              <table:table-cell office:value-type="float" office:value="26100">
                <text:p>26100</text:p>
              </table:table-cell>
              <table:table-cell office:value-type="float" office:value="0.95783251">
                <text:p>0.95783251</text:p>
              </table:table-cell>
              <table:table-cell office:value-type="float" office:value="0.361601016">
                <text:p>0.361601016</text:p>
              </table:table-cell>
              <table:table-cell office:value-type="float" office:value="0.240341563">
                <text:p>0.240341563</text:p>
              </table:table-cell>
              <table:table-cell office:value-type="float" office:value="0.218251172">
                <text:p>0.218251172</text:p>
              </table:table-cell>
            </table:table-row>
            <table:table-row>
              <table:table-cell office:value-type="float" office:value="27100">
                <text:p>27100</text:p>
              </table:table-cell>
              <table:table-cell office:value-type="float" office:value="27100">
                <text:p>27100</text:p>
              </table:table-cell>
              <table:table-cell office:value-type="float" office:value="0.941741792">
                <text:p>0.941741792</text:p>
              </table:table-cell>
              <table:table-cell office:value-type="float" office:value="0.434714812">
                <text:p>0.434714812</text:p>
              </table:table-cell>
              <table:table-cell office:value-type="float" office:value="0.254730046">
                <text:p>0.254730046</text:p>
              </table:table-cell>
              <table:table-cell office:value-type="float" office:value="0.236040809">
                <text:p>0.236040809</text:p>
              </table:table-cell>
            </table:table-row>
            <table:table-row>
              <table:table-cell office:value-type="float" office:value="28100">
                <text:p>28100</text:p>
              </table:table-cell>
              <table:table-cell office:value-type="float" office:value="28100">
                <text:p>28100</text:p>
              </table:table-cell>
              <table:table-cell office:value-type="float" office:value="1.015749265">
                <text:p>1.015749265</text:p>
              </table:table-cell>
              <table:table-cell office:value-type="float" office:value="0.475015294">
                <text:p>0.475015294</text:p>
              </table:table-cell>
              <table:table-cell office:value-type="float" office:value="0.266366469">
                <text:p>0.266366469</text:p>
              </table:table-cell>
              <table:table-cell office:value-type="float" office:value="0.253468085">
                <text:p>0.253468085</text:p>
              </table:table-cell>
            </table:table-row>
            <table:table-row>
              <table:table-cell office:value-type="float" office:value="29100">
                <text:p>29100</text:p>
              </table:table-cell>
              <table:table-cell office:value-type="float" office:value="29100">
                <text:p>29100</text:p>
              </table:table-cell>
              <table:table-cell office:value-type="float" office:value="1.084651018">
                <text:p>1.084651018</text:p>
              </table:table-cell>
              <table:table-cell office:value-type="float" office:value="0.508584789">
                <text:p>0.508584789</text:p>
              </table:table-cell>
              <table:table-cell office:value-type="float" office:value="0.302429667">
                <text:p>0.302429667</text:p>
              </table:table-cell>
              <table:table-cell office:value-type="float" office:value="0.271399281">
                <text:p>0.271399281</text:p>
              </table:table-cell>
            </table:table-row>
            <table:table-row>
              <table:table-cell office:value-type="float" office:value="30100">
                <text:p>30100</text:p>
              </table:table-cell>
              <table:table-cell office:value-type="float" office:value="30100">
                <text:p>30100</text:p>
              </table:table-cell>
              <table:table-cell office:value-type="float" office:value="1.160135766">
                <text:p>1.160135766</text:p>
              </table:table-cell>
              <table:table-cell office:value-type="float" office:value="0.573201403">
                <text:p>0.573201403</text:p>
              </table:table-cell>
              <table:table-cell office:value-type="float" office:value="0.300767309">
                <text:p>0.300767309</text:p>
              </table:table-cell>
              <table:table-cell office:value-type="float" office:value="0.29133672">
                <text:p>0.29133672</text:p>
              </table:table-cell>
            </table:table-row>
            <table:table-row>
              <table:table-cell office:value-type="float" office:value="31100">
                <text:p>31100</text:p>
              </table:table-cell>
              <table:table-cell office:value-type="float" office:value="31100">
                <text:p>31100</text:p>
              </table:table-cell>
              <table:table-cell office:value-type="float" office:value="NaN">
                <text:p>NaN</text:p>
              </table:table-cell>
              <table:table-cell office:value-type="float" office:value="0.598597989">
                <text:p>0.598597989</text:p>
              </table:table-cell>
              <table:table-cell office:value-type="float" office:value="0.345479598">
                <text:p>0.345479598</text:p>
              </table:table-cell>
              <table:table-cell office:value-type="float" office:value="0.310288446">
                <text:p>0.310288446</text:p>
              </table:table-cell>
            </table:table-row>
            <table:table-row>
              <table:table-cell office:value-type="float" office:value="32100">
                <text:p>32100</text:p>
              </table:table-cell>
              <table:table-cell office:value-type="float" office:value="32100">
                <text:p>32100</text:p>
              </table:table-cell>
              <table:table-cell office:value-type="float" office:value="NaN">
                <text:p>NaN</text:p>
              </table:table-cell>
              <table:table-cell office:value-type="float" office:value="0.65134946">
                <text:p>0.65134946</text:p>
              </table:table-cell>
              <table:table-cell office:value-type="float" office:value="0.37115734">
                <text:p>0.37115734</text:p>
              </table:table-cell>
              <table:table-cell office:value-type="float" office:value="0.332615562">
                <text:p>0.332615562</text:p>
              </table:table-cell>
            </table:table-row>
            <table:table-row>
              <table:table-cell office:value-type="float" office:value="33100">
                <text:p>33100</text:p>
              </table:table-cell>
              <table:table-cell office:value-type="float" office:value="33100">
                <text:p>33100</text:p>
              </table:table-cell>
              <table:table-cell office:value-type="float" office:value="NaN">
                <text:p>NaN</text:p>
              </table:table-cell>
              <table:table-cell office:value-type="float" office:value="0.7179938">
                <text:p>0.7179938</text:p>
              </table:table-cell>
              <table:table-cell office:value-type="float" office:value="0.386849063">
                <text:p>0.386849063</text:p>
              </table:table-cell>
              <table:table-cell office:value-type="float" office:value="0.354952544">
                <text:p>0.354952544</text:p>
              </table:table-cell>
            </table:table-row>
            <table:table-row>
              <table:table-cell office:value-type="float" office:value="34100">
                <text:p>34100</text:p>
              </table:table-cell>
              <table:table-cell office:value-type="float" office:value="34100">
                <text:p>34100</text:p>
              </table:table-cell>
              <table:table-cell office:value-type="float" office:value="NaN">
                <text:p>NaN</text:p>
              </table:table-cell>
              <table:table-cell office:value-type="float" office:value="0.822999313">
                <text:p>0.822999313</text:p>
              </table:table-cell>
              <table:table-cell office:value-type="float" office:value="0.444662183">
                <text:p>0.444662183</text:p>
              </table:table-cell>
              <table:table-cell office:value-type="float" office:value="0.392163781">
                <text:p>0.392163781</text:p>
              </table:table-cell>
            </table:table-row>
            <table:table-row>
              <table:table-cell office:value-type="float" office:value="35100">
                <text:p>35100</text:p>
              </table:table-cell>
              <table:table-cell office:value-type="float" office:value="35100">
                <text:p>35100</text:p>
              </table:table-cell>
              <table:table-cell office:value-type="float" office:value="NaN">
                <text:p>NaN</text:p>
              </table:table-cell>
              <table:table-cell office:value-type="float" office:value="0.821281983">
                <text:p>0.821281983</text:p>
              </table:table-cell>
              <table:table-cell office:value-type="float" office:value="0.519976434">
                <text:p>0.519976434</text:p>
              </table:table-cell>
              <table:table-cell office:value-type="float" office:value="0.414235444">
                <text:p>0.414235444</text:p>
              </table:table-cell>
            </table:table-row>
            <table:table-row>
              <table:table-cell office:value-type="float" office:value="36100">
                <text:p>36100</text:p>
              </table:table-cell>
              <table:table-cell office:value-type="float" office:value="36100">
                <text:p>36100</text:p>
              </table:table-cell>
              <table:table-cell office:value-type="float" office:value="NaN">
                <text:p>NaN</text:p>
              </table:table-cell>
              <table:table-cell office:value-type="float" office:value="0.874073026">
                <text:p>0.874073026</text:p>
              </table:table-cell>
              <table:table-cell office:value-type="float" office:value="0.490882589">
                <text:p>0.490882589</text:p>
              </table:table-cell>
              <table:table-cell office:value-type="float" office:value="0.442047669">
                <text:p>0.442047669</text:p>
              </table:table-cell>
            </table:table-row>
            <table:table-row>
              <table:table-cell office:value-type="float" office:value="37100">
                <text:p>37100</text:p>
              </table:table-cell>
              <table:table-cell office:value-type="float" office:value="37100">
                <text:p>37100</text:p>
              </table:table-cell>
              <table:table-cell office:value-type="float" office:value="NaN">
                <text:p>NaN</text:p>
              </table:table-cell>
              <table:table-cell office:value-type="float" office:value="0.871024966">
                <text:p>0.871024966</text:p>
              </table:table-cell>
              <table:table-cell office:value-type="float" office:value="0.61323454">
                <text:p>0.61323454</text:p>
              </table:table-cell>
              <table:table-cell office:value-type="float" office:value="0.482997043">
                <text:p>0.482997043</text:p>
              </table:table-cell>
            </table:table-row>
            <table:table-row>
              <table:table-cell office:value-type="float" office:value="38100">
                <text:p>38100</text:p>
              </table:table-cell>
              <table:table-cell office:value-type="float" office:value="38100">
                <text:p>38100</text:p>
              </table:table-cell>
              <table:table-cell office:value-type="float" office:value="NaN">
                <text:p>NaN</text:p>
              </table:table-cell>
              <table:table-cell office:value-type="float" office:value="0.981049996">
                <text:p>0.981049996</text:p>
              </table:table-cell>
              <table:table-cell office:value-type="float" office:value="0.63047764">
                <text:p>0.63047764</text:p>
              </table:table-cell>
              <table:table-cell office:value-type="float" office:value="0.509734049">
                <text:p>0.509734049</text:p>
              </table:table-cell>
            </table:table-row>
            <table:table-row>
              <table:table-cell office:value-type="float" office:value="39100">
                <text:p>39100</text:p>
              </table:table-cell>
              <table:table-cell office:value-type="float" office:value="39100">
                <text:p>39100</text:p>
              </table:table-cell>
              <table:table-cell office:value-type="float" office:value="NaN">
                <text:p>NaN</text:p>
              </table:table-cell>
              <table:table-cell office:value-type="float" office:value="0.996597209">
                <text:p>0.996597209</text:p>
              </table:table-cell>
              <table:table-cell office:value-type="float" office:value="0.624982851">
                <text:p>0.624982851</text:p>
              </table:table-cell>
              <table:table-cell office:value-type="float" office:value="0.546330379">
                <text:p>0.546330379</text:p>
              </table:table-cell>
            </table:table-row>
            <table:table-row>
              <table:table-cell office:value-type="float" office:value="40100">
                <text:p>40100</text:p>
              </table:table-cell>
              <table:table-cell office:value-type="float" office:value="40100">
                <text:p>40100</text:p>
              </table:table-cell>
              <table:table-cell office:value-type="float" office:value="NaN">
                <text:p>NaN</text:p>
              </table:table-cell>
              <table:table-cell office:value-type="float" office:value="1.024309632">
                <text:p>1.024309632</text:p>
              </table:table-cell>
              <table:table-cell office:value-type="float" office:value="0.667994614">
                <text:p>0.667994614</text:p>
              </table:table-cell>
              <table:table-cell office:value-type="float" office:value="0.586524856">
                <text:p>0.586524856</text:p>
              </table:table-cell>
            </table:table-row>
            <table:table-row>
              <table:table-cell office:value-type="float" office:value="41100">
                <text:p>41100</text:p>
              </table:table-cell>
              <table:table-cell office:value-type="float" office:value="41100">
                <text:p>41100</text:p>
              </table:table-cell>
              <table:table-cell office:value-type="float" office:value="NaN">
                <text:p>NaN</text:p>
              </table:table-cell>
              <table:table-cell office:value-type="float" office:value="1.24873112">
                <text:p>1.24873112</text:p>
              </table:table-cell>
              <table:table-cell office:value-type="float" office:value="0.745313005">
                <text:p>0.745313005</text:p>
              </table:table-cell>
              <table:table-cell office:value-type="float" office:value="0.615029247">
                <text:p>0.615029247</text:p>
              </table:table-cell>
            </table:table-row>
            <table:table-row>
              <table:table-cell office:value-type="float" office:value="42100">
                <text:p>42100</text:p>
              </table:table-cell>
              <table:table-cell office:value-type="float" office:value="42100">
                <text:p>42100</text:p>
              </table:table-cell>
              <table:table-cell office:value-type="float" office:value="NaN">
                <text:p>NaN</text:p>
              </table:table-cell>
              <table:table-cell office:value-type="float" office:value="1.226304837">
                <text:p>1.226304837</text:p>
              </table:table-cell>
              <table:table-cell office:value-type="float" office:value="0.740893042">
                <text:p>0.740893042</text:p>
              </table:table-cell>
              <table:table-cell office:value-type="float" office:value="0.636912055">
                <text:p>0.636912055</text:p>
              </table:table-cell>
            </table:table-row>
            <table:table-row>
              <table:table-cell office:value-type="float" office:value="43100">
                <text:p>43100</text:p>
              </table:table-cell>
              <table:table-cell office:value-type="float" office:value="43100">
                <text:p>43100</text:p>
              </table:table-cell>
              <table:table-cell office:value-type="float" office:value="NaN">
                <text:p>NaN</text:p>
              </table:table-cell>
              <table:table-cell office:value-type="float" office:value="1.275243681">
                <text:p>1.275243681</text:p>
              </table:table-cell>
              <table:table-cell office:value-type="float" office:value="0.810763463">
                <text:p>0.810763463</text:p>
              </table:table-cell>
              <table:table-cell office:value-type="float" office:value="0.671255452">
                <text:p>0.671255452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44100">
                <text:p>44100</text:p>
              </table:table-cell>
              <table:table-cell office:value-type="float" office:value="NaN">
                <text:p>NaN</text:p>
              </table:table-cell>
              <table:table-cell office:value-type="float" office:value="1.276559037">
                <text:p>1.276559037</text:p>
              </table:table-cell>
              <table:table-cell office:value-type="float" office:value="0.822276832">
                <text:p>0.822276832</text:p>
              </table:table-cell>
              <table:table-cell office:value-type="float" office:value="0.698938706">
                <text:p>0.698938706</text:p>
              </table:table-cell>
            </table:table-row>
            <table:table-row>
              <table:table-cell office:value-type="float" office:value="45100">
                <text:p>45100</text:p>
              </table:table-cell>
              <table:table-cell office:value-type="float" office:value="45100">
                <text:p>45100</text:p>
              </table:table-cell>
              <table:table-cell office:value-type="float" office:value="NaN">
                <text:p>NaN</text:p>
              </table:table-cell>
              <table:table-cell office:value-type="float" office:value="1.386057469">
                <text:p>1.386057469</text:p>
              </table:table-cell>
              <table:table-cell office:value-type="float" office:value="0.814974035">
                <text:p>0.814974035</text:p>
              </table:table-cell>
              <table:table-cell office:value-type="float" office:value="0.740505126">
                <text:p>0.740505126</text:p>
              </table:table-cell>
            </table:table-row>
            <table:table-row>
              <table:table-cell office:value-type="float" office:value="46100">
                <text:p>46100</text:p>
              </table:table-cell>
              <table:table-cell office:value-type="float" office:value="46100">
                <text:p>46100</text:p>
              </table:table-cell>
              <table:table-cell office:value-type="float" office:value="NaN">
                <text:p>NaN</text:p>
              </table:table-cell>
              <table:table-cell office:value-type="float" office:value="1.370718532">
                <text:p>1.370718532</text:p>
              </table:table-cell>
              <table:table-cell office:value-type="float" office:value="0.90047513">
                <text:p>0.90047513</text:p>
              </table:table-cell>
              <table:table-cell office:value-type="float" office:value="0.76565414">
                <text:p>0.76565414</text:p>
              </table:table-cell>
            </table:table-row>
            <table:table-row>
              <table:table-cell office:value-type="float" office:value="47100">
                <text:p>47100</text:p>
              </table:table-cell>
              <table:table-cell office:value-type="float" office:value="47100">
                <text:p>47100</text:p>
              </table:table-cell>
              <table:table-cell office:value-type="float" office:value="NaN">
                <text:p>NaN</text:p>
              </table:table-cell>
              <table:table-cell office:value-type="float" office:value="1.376428117">
                <text:p>1.376428117</text:p>
              </table:table-cell>
              <table:table-cell office:value-type="float" office:value="0.914161814">
                <text:p>0.914161814</text:p>
              </table:table-cell>
              <table:table-cell office:value-type="float" office:value="0.798883667">
                <text:p>0.798883667</text:p>
              </table:table-cell>
            </table:table-row>
            <table:table-row>
              <table:table-cell office:value-type="float" office:value="48100">
                <text:p>48100</text:p>
              </table:table-cell>
              <table:table-cell office:value-type="float" office:value="48100">
                <text:p>48100</text:p>
              </table:table-cell>
              <table:table-cell office:value-type="float" office:value="NaN">
                <text:p>NaN</text:p>
              </table:table-cell>
              <table:table-cell office:value-type="float" office:value="1.563309176">
                <text:p>1.563309176</text:p>
              </table:table-cell>
              <table:table-cell office:value-type="float" office:value="NaN">
                <text:p>NaN</text:p>
              </table:table-cell>
              <table:table-cell office:value-type="float" office:value="0.840522099">
                <text:p>0.840522099</text:p>
              </table:table-cell>
            </table:table-row>
            <table:table-row>
              <table:table-cell office:value-type="float" office:value="49100">
                <text:p>49100</text:p>
              </table:table-cell>
              <table:table-cell office:value-type="float" office:value="49100">
                <text:p>49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79078586">
                <text:p>0.879078586</text:p>
              </table:table-cell>
            </table:table-row>
            <table:table-row>
              <table:table-cell office:value-type="float" office:value="50100">
                <text:p>50100</text:p>
              </table:table-cell>
              <table:table-cell office:value-type="float" office:value="50100">
                <text:p>50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89880947">
                <text:p>0.9898809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